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6d3" officeooo:paragraph-rsid="000506d3"/>
    </style:style>
    <style:style style:name="P2" style:family="paragraph" style:parent-style-name="Standard" style:list-style-name="L1">
      <style:text-properties officeooo:rsid="0006da45" officeooo:paragraph-rsid="0006da45"/>
    </style:style>
    <style:style style:name="P3" style:family="paragraph" style:parent-style-name="Standard" style:list-style-name="L1">
      <style:text-properties officeooo:rsid="0008383b" officeooo:paragraph-rsid="0008383b"/>
    </style:style>
    <style:style style:name="P4" style:family="paragraph" style:parent-style-name="Standard" style:list-style-name="L1">
      <style:text-properties officeooo:rsid="00092e6a" officeooo:paragraph-rsid="00092e6a"/>
    </style:style>
    <style:style style:name="P5" style:family="paragraph" style:parent-style-name="Standard" style:list-style-name="L1">
      <style:text-properties officeooo:rsid="00096f59" officeooo:paragraph-rsid="00096f59"/>
    </style:style>
    <style:style style:name="P6" style:family="paragraph" style:parent-style-name="Standard" style:list-style-name="L1">
      <style:text-properties officeooo:rsid="0009a577" officeooo:paragraph-rsid="0009a577"/>
    </style:style>
    <style:style style:name="P7" style:family="paragraph" style:parent-style-name="Standard" style:list-style-name="L1">
      <style:text-properties officeooo:rsid="00118c9f" officeooo:paragraph-rsid="00118c9f"/>
    </style:style>
    <style:style style:name="P8" style:family="paragraph" style:parent-style-name="Standard" style:list-style-name="L1">
      <style:text-properties officeooo:rsid="0012af16" officeooo:paragraph-rsid="0012af16"/>
    </style:style>
    <style:style style:name="P9" style:family="paragraph" style:parent-style-name="Standard" style:list-style-name="L1">
      <style:text-properties officeooo:rsid="0012af16" officeooo:paragraph-rsid="00189080"/>
    </style:style>
    <style:style style:name="P10" style:family="paragraph" style:parent-style-name="Standard" style:list-style-name="L1">
      <style:text-properties officeooo:rsid="00113df9" officeooo:paragraph-rsid="00113df9"/>
    </style:style>
    <style:style style:name="T1" style:family="text">
      <style:text-properties officeooo:rsid="00118c9f"/>
    </style:style>
    <style:style style:name="T2" style:family="text">
      <style:text-properties officeooo:rsid="0012fda0"/>
    </style:style>
    <style:style style:name="T3" style:family="text">
      <style:text-properties officeooo:rsid="001440eb"/>
    </style:style>
    <style:style style:name="T4" style:family="text">
      <style:text-properties officeooo:rsid="0015a67c"/>
    </style:style>
    <style:style style:name="T5" style:family="text">
      <style:text-properties officeooo:rsid="0015d510"/>
    </style:style>
    <style:style style:name="T6" style:family="text">
      <style:text-properties officeooo:rsid="0018908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rocesso para a leitura do e-mail com XML segue o seguinte fluxo.</text:p>
      <text:list xml:id="list1561216313" text:style-name="L1">
        <text:list-item>
          <text:p text:style-name="P2"><text:span text:style-name="T4">O processo de leitura dos arquivos nas contas de e-mail passa a ser realizado por meio da execução de JOB sem a intervenção do usuário, sendo sua execução condicionada por períodos.</text:span></text:p>
          <text:list>
            <text:list-item>
              <text:p text:style-name="P2">Parâmetros da função:</text:p>
              <text:list>
                <text:list-item>
                  <text:p text:style-name="P3">MV_XCNTEML – (Conta de e-mail utilizado)</text:p>
                </text:list-item>
                <text:list-item>
                  <text:p text:style-name="P3">MV_XSENEML – (Senha utilizada para a conta de e-mail)</text:p>
                </text:list-item>
                <text:list-item>
                  <text:p text:style-name="P3">MV_XDIGSET – (String utilizada para separação da conta)</text:p>
                </text:list-item>
                <text:list-item>
                  <text:p text:style-name="P3">DM_TSTEML1 – (Define se a execução ocorre em ambiente de Produção/Homologação)</text:p>
                </text:list-item>
              </text:list>
            </text:list-item>
            <text:list-item>
              <text:p text:style-name="P4">Processo</text:p>
              <text:list>
                <text:list-item>
                  <text:p text:style-name="P4">Na execução da rotina, <text:span text:style-name="T4">o sistema passa a contar com uma tabela, onde serão registrados os acessos e as tentativas de acesso a conta de e-mail, registrando as operações de sucesso e de erro.</text:span></text:p>
                </text:list-item>
                <text:list-item>
                  <text:p text:style-name="P5"><text:span text:style-name="T5">A rotina não mais utiliza o controle de acesso por semáforo, já que a execução passa a ser controlada pela chamada do JOB</text:span>.</text:p>
                </text:list-item>
                <text:list-item>
                  <text:p text:style-name="P6"><text:span text:style-name="T5">Apos a leitura dos e-mail, são eliminados </text:span><text:span text:style-name="T6">da caixa de e-mail sendo considerados somente os anexos validados pela rotina como sendo </text:span><text:span text:style-name="T5">XML </text:span>.</text:p>
                </text:list-item>
                <text:list-item>
                  <text:p text:style-name="P10"><text:span text:style-name="T6">Apos a leitura e validação do arquivo, as informações relacionadas ao XML serão enviadas para a rotina LERXML, de maneira que possam ser populadas as tabelas com as respectivas validações de cada arquivo</text:span><text:span text:style-name="T1">.</text:span></text:p>
                </text:list-item>
              </text:list>
            </text:list-item>
            <text:list-item>
              <text:p text:style-name="P7">Tabelas</text:p>
              <text:list>
                <text:list-item>
                  <text:p text:style-name="P9">ZZ<text:span text:style-name="T6">T</text:span> – <text:span text:style-name="T6">Tabela contendo o log dos processos de conexão na conta de e-mail configurada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4:24:57.703429069</meta:creation-date>
    <dc:date>2021-10-27T12:36:26.066268739</dc:date>
    <meta:editing-duration>PT33M32S</meta:editing-duration>
    <meta:editing-cycles>7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14" meta:word-count="219" meta:character-count="1313" meta:non-whitespace-character-count="1116"/>
  </office:meta>
</office:document-meta>
</file>